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2" table:number-columns-repeated="3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loadSpriteData</text:p>
          </table:table-cell>
          <table:table-cell office:value-type="float" office:value="593" calcext:value-type="float">
            <text:p>593</text:p>
          </table:table-cell>
          <table:table-cell table:formula="of:=HEX2DEC([.B3])" office:value-type="float" office:value="1427" calcext:value-type="float">
            <text:p>1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m version end</text:p>
          </table:table-cell>
          <table:table-cell office:value-type="string" calcext:value-type="string">
            <text:p>5F8</text:p>
          </table:table-cell>
          <table:table-cell table:formula="of:=HEX2DEC([.B4])" office:value-type="float" office:value="1528" calcext:value-type="float">
            <text:p>1528</text:p>
          </table:table-cell>
          <table:table-cell table:formula="of:=[.C4]-[.C3]"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iled c version end</text:p>
          </table:table-cell>
          <table:table-cell office:value-type="float" office:value="630" calcext:value-type="float">
            <text:p>630</text:p>
          </table:table-cell>
          <table:table-cell table:formula="of:=HEX2DEC([.B5])" office:value-type="float" office:value="1584" calcext:value-type="float">
            <text:p>1584</text:p>
          </table:table-cell>
          <table:table-cell table:formula="of:=[.C5]-[.C3]" office:value-type="float" office:value="157" calcext:value-type="float">
            <text:p>157</text:p>
          </table:table-cell>
          <table:table-cell table:formula="of:=[.D5]-[.D4]" office:value-type="float" office:value="56" calcext:value-type="float">
            <text:p>56</text:p>
          </table:table-cell>
          <table:table-cell table:style-name="ce2" table:formula="of:=[.D4]/[.D5]" office:value-type="percentage" office:value="0.643312101910828" calcext:value-type="percentage">
            <text:p>64,33 %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__draw_tile_xy start</text:p>
          </table:table-cell>
          <table:table-cell office:value-type="string" calcext:value-type="string">
            <text:p>15C9</text:p>
          </table:table-cell>
          <table:table-cell table:formula="of:=HEX2DEC([.B7])" office:value-type="float" office:value="5577" calcext:value-type="float">
            <text:p>5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m version end</text:p>
          </table:table-cell>
          <table:table-cell office:value-type="float" office:value="1613" calcext:value-type="float">
            <text:p>1613</text:p>
          </table:table-cell>
          <table:table-cell table:formula="of:=HEX2DEC([.B8])" office:value-type="float" office:value="5651" calcext:value-type="float">
            <text:p>5651</text:p>
          </table:table-cell>
          <table:table-cell table:formula="of:=[.C8]-[.C7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iled c version end</text:p>
          </table:table-cell>
          <table:table-cell office:value-type="float" office:value="1682" calcext:value-type="float">
            <text:p>1682</text:p>
          </table:table-cell>
          <table:table-cell table:formula="of:=HEX2DEC([.B9])" office:value-type="float" office:value="5762" calcext:value-type="float">
            <text:p>5762</text:p>
          </table:table-cell>
          <table:table-cell table:formula="of:=[.C9]-[.C7]" office:value-type="float" office:value="185" calcext:value-type="float">
            <text:p>185</text:p>
          </table:table-cell>
          <table:table-cell table:formula="of:=[.D9]-[.D8]" office:value-type="float" office:value="111" calcext:value-type="float">
            <text:p>111</text:p>
          </table:table-cell>
          <table:table-cell table:style-name="ce2" table:formula="of:=[.D8]/[.D9]" office:value-type="percentage" office:value="0.4" calcext:value-type="percentage">
            <text:p>40,00 %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ile_is_track</text:p>
          </table:table-cell>
          <table:table-cell office:value-type="string" calcext:value-type="string">
            <text:p>1C95</text:p>
          </table:table-cell>
          <table:table-cell table:formula="of:=HEX2DEC([.B11])" office:value-type="float" office:value="7317" calcext:value-type="float">
            <text:p>73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m version end</text:p>
          </table:table-cell>
          <table:table-cell office:value-type="string" calcext:value-type="string">
            <text:p>1CB7</text:p>
          </table:table-cell>
          <table:table-cell table:formula="of:=HEX2DEC([.B12])" office:value-type="float" office:value="7351" calcext:value-type="float">
            <text:p>7351</text:p>
          </table:table-cell>
          <table:table-cell table:formula="of:=[.C12]-[.C11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iled c version end</text:p>
          </table:table-cell>
          <table:table-cell office:value-type="string" calcext:value-type="string">
            <text:p>1D2B</text:p>
          </table:table-cell>
          <table:table-cell table:formula="of:=HEX2DEC([.B13])" office:value-type="float" office:value="7467" calcext:value-type="float">
            <text:p>7467</text:p>
          </table:table-cell>
          <table:table-cell table:formula="of:=[.C13]-[.C11]" office:value-type="float" office:value="150" calcext:value-type="float">
            <text:p>150</text:p>
          </table:table-cell>
          <table:table-cell table:formula="of:=[.D13]-[.D12]" office:value-type="float" office:value="116" calcext:value-type="float">
            <text:p>116</text:p>
          </table:table-cell>
          <table:table-cell table:style-name="ce2" table:formula="of:=[.D12]/[.D13]" office:value-type="percentage" office:value="0.226666666666667" calcext:value-type="percentage">
            <text:p>22,67 %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rain_animate_*12</text:p>
          </table:table-cell>
          <table:table-cell office:value-type="string" calcext:value-type="string">
            <text:p>3F2</text:p>
          </table:table-cell>
          <table:table-cell table:formula="of:=HEX2DEC([.B16])" office:value-type="float" office:value="1010" calcext:value-type="float">
            <text:p>1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m version end</text:p>
          </table:table-cell>
          <table:table-cell office:value-type="float" office:value="605" calcext:value-type="float">
            <text:p>605</text:p>
          </table:table-cell>
          <table:table-cell table:formula="of:=HEX2DEC([.B17])" office:value-type="float" office:value="1541" calcext:value-type="float">
            <text:p>1541</text:p>
          </table:table-cell>
          <table:table-cell table:formula="of:=[.C17]-[.C16]"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iled c version end</text:p>
          </table:table-cell>
          <table:table-cell office:value-type="float" office:value="715" calcext:value-type="float">
            <text:p>715</text:p>
          </table:table-cell>
          <table:table-cell table:formula="of:=HEX2DEC([.B18])" office:value-type="float" office:value="1813" calcext:value-type="float">
            <text:p>1813</text:p>
          </table:table-cell>
          <table:table-cell table:formula="of:=[.C18]-[.C16]" office:value-type="float" office:value="803" calcext:value-type="float">
            <text:p>803</text:p>
          </table:table-cell>
          <table:table-cell table:formula="of:=[.D18]-[.D17]" office:value-type="float" office:value="272" calcext:value-type="float">
            <text:p>272</text:p>
          </table:table-cell>
          <table:table-cell table:style-name="ce2" table:formula="of:=[.D17]/[.D18]" office:value-type="percentage" office:value="0.661270236612702" calcext:value-type="percentage">
            <text:p>66,13 %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_board_draw_tile</text:p>
          </table:table-cell>
          <table:table-cell office:value-type="string" calcext:value-type="string">
            <text:p>1EA8</text:p>
          </table:table-cell>
          <table:table-cell table:formula="of:=HEX2DEC([.B20])" office:value-type="float" office:value="7848" calcext:value-type="float">
            <text:p>7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m version end</text:p>
          </table:table-cell>
          <table:table-cell office:value-type="string" calcext:value-type="string">
            <text:p>1F2D</text:p>
          </table:table-cell>
          <table:table-cell table:formula="of:=HEX2DEC([.B21])" office:value-type="float" office:value="7981" calcext:value-type="float">
            <text:p>7981</text:p>
          </table:table-cell>
          <table:table-cell table:formula="of:=[.C21]-[.C20]"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iled c version end</text:p>
          </table:table-cell>
          <table:table-cell office:value-type="string" calcext:value-type="string">
            <text:p>1F8B</text:p>
          </table:table-cell>
          <table:table-cell table:formula="of:=HEX2DEC([.B22])" office:value-type="float" office:value="8075" calcext:value-type="float">
            <text:p>8075</text:p>
          </table:table-cell>
          <table:table-cell table:formula="of:=[.C22]-[.C20]" office:value-type="float" office:value="227" calcext:value-type="float">
            <text:p>227</text:p>
          </table:table-cell>
          <table:table-cell table:formula="of:=[.D22]-[.D21]" office:value-type="float" office:value="94" calcext:value-type="float">
            <text:p>94</text:p>
          </table:table-cell>
          <table:table-cell table:style-name="ce2" table:formula="of:=[.D21]/[.D22]" office:value-type="percentage" office:value="0.585903083700441" calcext:value-type="percentage">
            <text:p>58,59 %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ard_draw</text:p>
          </table:table-cell>
          <table:table-cell office:value-type="string" calcext:value-type="string">
            <text:p>1E28</text:p>
          </table:table-cell>
          <table:table-cell table:formula="of:=HEX2DEC([.B24])" office:value-type="float" office:value="7720" calcext:value-type="float">
            <text:p>7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m version end</text:p>
          </table:table-cell>
          <table:table-cell office:value-type="string" calcext:value-type="string">
            <text:p>1E4F</text:p>
          </table:table-cell>
          <table:table-cell table:formula="of:=HEX2DEC([.B25])" office:value-type="float" office:value="7759" calcext:value-type="float">
            <text:p>7759</text:p>
          </table:table-cell>
          <table:table-cell table:formula="of:=[.C25]-[.C24]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iled c version end</text:p>
          </table:table-cell>
          <table:table-cell office:value-type="string" calcext:value-type="string">
            <text:p>1E88</text:p>
          </table:table-cell>
          <table:table-cell table:formula="of:=HEX2DEC([.B26])" office:value-type="float" office:value="7816" calcext:value-type="float">
            <text:p>7816</text:p>
          </table:table-cell>
          <table:table-cell table:formula="of:=[.C26]-[.C24]" office:value-type="float" office:value="96" calcext:value-type="float">
            <text:p>96</text:p>
          </table:table-cell>
          <table:table-cell table:formula="of:=[.D26]-[.D25]" office:value-type="float" office:value="57" calcext:value-type="float">
            <text:p>57</text:p>
          </table:table-cell>
          <table:table-cell table:style-name="ce2" table:formula="of:=[.D25]/[.D26]" office:value-type="percentage" office:value="0.40625" calcext:value-type="percentage">
            <text:p>40,63 %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int_frame</text:p>
          </table:table-cell>
          <table:table-cell office:value-type="string" calcext:value-type="string">
            <text:p>2BB6</text:p>
          </table:table-cell>
          <table:table-cell table:formula="of:=HEX2DEC([.B28])" office:value-type="float" office:value="11190" calcext:value-type="float">
            <text:p>11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m version end</text:p>
          </table:table-cell>
          <table:table-cell office:value-type="string" calcext:value-type="string">
            <text:p>2CC8</text:p>
          </table:table-cell>
          <table:table-cell table:formula="of:=HEX2DEC([.B29])" office:value-type="float" office:value="11464" calcext:value-type="float">
            <text:p>11464</text:p>
          </table:table-cell>
          <table:table-cell table:formula="of:=[.C29]-[.C28]"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iled c version end</text:p>
          </table:table-cell>
          <table:table-cell office:value-type="string" calcext:value-type="string">
            <text:p>2D7A</text:p>
          </table:table-cell>
          <table:table-cell table:formula="of:=HEX2DEC([.B30])" office:value-type="float" office:value="11642" calcext:value-type="float">
            <text:p>11642</text:p>
          </table:table-cell>
          <table:table-cell table:formula="of:=[.C30]-[.C28]" office:value-type="float" office:value="452" calcext:value-type="float">
            <text:p>452</text:p>
          </table:table-cell>
          <table:table-cell table:formula="of:=[.D30]-[.D29]" office:value-type="float" office:value="178" calcext:value-type="float">
            <text:p>178</text:p>
          </table:table-cell>
          <table:table-cell table:style-name="ce2" table:formula="of:=[.D29]/[.D30]" office:value-type="percentage" office:value="0.606194690265487" calcext:value-type="percentage">
            <text:p>60,62 %</text:p>
          </table:table-cell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 style:data-style-name="N2" text:time-value="22:02:29.06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9T13:08:23.998000000</meta:creation-date>
    <dc:date>2022-08-15T22:05:54</dc:date>
    <meta:editing-duration>PT35M38S</meta:editing-duration>
    <meta:editing-cycles>6</meta:editing-cycles>
    <meta:generator>LibreOffice/7.0.3.1$Windows_X86_64 LibreOffice_project/d7547858d014d4cf69878db179d326fc3483e082</meta:generator>
    <meta:document-statistic meta:table-count="1" meta:cell-count="91" meta:object-count="0"/>
  </office:meta>
</office:document-meta>
</file>